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10]" table:style-name="ce1">
            <text:p>/24</text:p>
          </table:table-cell>
          <table:table-cell office:value-type="string" office:string-value="255.255.255.0" table:formula="of:=[.H1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11]" table:style-name="ce1">
            <text:p>/24</text:p>
          </table:table-cell>
          <table:table-cell office:value-type="string" office:string-value="255.255.255.0" table:formula="of:=[.H11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office:string-value="255.255.255.0" table:formula="of:=[.H12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60.0</text:p>
          </table:table-cell>
          <table:table-cell office:value-type="string" office:string-value="/24" table:formula="of:=[.G13]" table:style-name="ce1">
            <text:p>/24</text:p>
          </table:table-cell>
          <table:table-cell office:value-type="string" office:string-value="255.255.255.0" table:formula="of:=[.H13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office:string-value="/24" table:formula="of:=[.G14]" table:style-name="ce1">
            <text:p>/24</text:p>
          </table:table-cell>
          <table:table-cell office:value-type="string" office:string-value="255.255.255.0" table:formula="of:=[.H14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office:string-value="255.255.255.0" table:formula="of:=[.H15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office:string-value="255.255.255.0" table:formula="of:=[.H16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office:string-value="255.255.255.0" table:formula="of:=[.H17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office:string-value="255.255.255.0" table:formula="of:=[.H18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9]" table:style-name="ce1">
            <text:p>/24</text:p>
          </table:table-cell>
          <table:table-cell office:value-type="string" office:string-value="255.255.255.0" table:formula="of:=[.H1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20]" table:style-name="ce1">
            <text:p>/24</text:p>
          </table:table-cell>
          <table:table-cell office:value-type="string" office:string-value="255.255.255.0" table:formula="of:=[.H2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21]" table:style-name="ce1">
            <text:p>/24</text:p>
          </table:table-cell>
          <table:table-cell office:value-type="string" office:string-value="255.255.255.0" table:formula="of:=[.H21]" table:style-name="ce1">
            <text:p>255.255.255.0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table:number-columns-repeated="16377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09T08:15:56Z</dc:date>
  </office:meta>
</office:document-meta>
</file>